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2a8b" officeooo:paragraph-rsid="00062a8b"/>
    </style:style>
    <style:style style:name="P2" style:family="paragraph" style:parent-style-name="Standard">
      <style:text-properties officeooo:rsid="00091b4b" officeooo:paragraph-rsid="00091b4b"/>
    </style:style>
    <style:style style:name="P3" style:family="paragraph" style:parent-style-name="Standard">
      <style:text-properties officeooo:rsid="000c81b3" officeooo:paragraph-rsid="000c81b3"/>
    </style:style>
    <style:style style:name="P4" style:family="paragraph" style:parent-style-name="Standard">
      <style:text-properties officeooo:rsid="000e23ba" officeooo:paragraph-rsid="000e23ba"/>
    </style:style>
    <style:style style:name="T1" style:family="text">
      <style:text-properties officeooo:rsid="000c91ab"/>
    </style:style>
    <style:style style:name="T2" style:family="text">
      <style:text-properties officeooo:rsid="000e12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</text:p>
      <text:p text:style-name="P1"/>
      <text:p text:style-name="P1">1. password = odroid</text:p>
      <text:p text:style-name="P1">2. <text:span text:style-name="T2">folder </text:span>framewok = untuk library darwin-op, berisi program motion, vision dll</text:p>
      <text:p text:style-name="P2">3. walk tunner = setting robot untuk jalan dan settingan akan di jalankan ketika robot demo</text:p>
      <text:p text:style-name="P2">4. offset tunner = <text:s/>set / kalibrasi nilai robot dan robot harus tegak lurus</text:p>
      <text:p text:style-name="P3">5. roboplus = koneksi ke software robot plus untuk membuat motion</text:p>
      <text:p text:style-name="P3">6. dxl monito<text:span text:style-name="T1">r</text:span> = untuk melihat koneksi servo</text:p>
      <text:p text:style-name="P4">7. walking = untuk menset nilai walking tiap servony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3T19:31:32.756290287</meta:creation-date>
    <dc:date>2020-11-13T19:37:22.000692063</dc:date>
    <meta:editing-duration>PT5M48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75" meta:character-count="431" meta:non-whitespace-character-count="363"/>
  </office:meta>
</office:document-meta>
</file>